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9ace6"/>
    </style:style>
    <style:style style:name="T1" style:family="text">
      <style:text-properties officeooo:rsid="0019ace6"/>
    </style:style>
    <style:style style:name="T2" style:family="text">
      <style:text-properties officeooo:rsid="0019df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Alexandre BRIANTO</text:span></text:span><text:line-break/>5 Allée du Mistral<text:line-break/><text:span text:style-name="T1">77176 - Savigny-le-Temple</text:span><text:line-break/><text:span text:style-name="T1">06 67 29 33 46</text:span><text:line-break/><text:span text:style-name="T1">alexandre.brianto29@mail.com</text:span></text:p>
      <text:p text:style-name="P1"><text:span text:style-name="Strong_20_Emphasis">Enedis</text:span><text:line-break/>Agence de Courcouronnes<text:line-break/>101 Rue du Pelvoux<text:line-break/>91080 Évry-Courcouronnes</text:p>
      <text:p text:style-name="Text_20_body"><text:span text:style-name="Strong_20_Emphasis">Objet : Candidature pour un stage en BTS SIO option SLAM</text:span></text:p>
      <text:p text:style-name="Text_20_body">Madame, Monsieur,</text:p>
      <text:p text:style-name="Text_20_body">Actuellement étudiant en BTS Services Informatiques aux Organisations, option SLAM (Solutions Logicielles et Applications Métiers), je suis à la recherche d’un stage d’une durée de <text:span text:style-name="T2">6 semaines</text:span> à compter du <text:span text:style-name="T2">18 Mai 2026</text:span>. Souhaitant intégrer une structure reconnue pour son expertise et son rôle stratégique dans la gestion des réseaux électriques, je me permets de vous adresser ma candidature pour un stage au sein de votre agence de Courcouronnes.</text:p>
      <text:p text:style-name="Text_20_body">Au cours de ma formation, j’ai développé des compétences solides en développement d’applications, notamment en Python, PHP et MySQL. Je possède un niveau avancé en Python, que j’utilise régulièrement pour concevoir des scripts, automatiser des tâches et développer des applications structurées. Mes connaissances en bases de données me permettent de concevoir et d’exploiter efficacement des systèmes de gestion de données.</text:p>
      <text:p text:style-name="Text_20_body">Titulaire d’un baccalauréat professionnel Systèmes Numériques, option RISC (Réseaux Informatiques et Systèmes Communicants), je dispose également de bases solides en réseaux informatiques. Cette double compétence, à la fois en développement logiciel et en infrastructure réseau, me permet d’avoir une vision globale des systèmes d’information.</text:p>
      <text:p text:style-name="Text_20_body">Motivé, rigoureux et investi, je souhaite mettre mes compétences techniques au service de vos équipes et contribuer activement aux projets qui me seront confiés. Intégrer votre entreprise représenterait pour moi une opportunité précieuse d’évoluer dans un environnement professionnel exigeant et formateur.</text:p>
      <text:p text:style-name="Text_20_body">Je reste à votre disposition pour un entretien afin de vous présenter plus en détail mon parcours et mes motivations.</text:p>
      <text:p text:style-name="Text_20_body">Je vous prie d’agréer, Madame, Monsieur, l’expression de mes salutations distinguées.</text:p>
      <text:p text:style-name="Text_20_body"><text:span text:style-name="Strong_20_Emphasis">Cordialement,<text:line-break/>Alexandre Brianto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5T10:06:26.068000000</meta:creation-date>
    <dc:date>2026-02-15T10:18:55.389000000</dc:date>
    <meta:editing-duration>PT12M28S</meta:editing-duration>
    <meta:editing-cycles>3</meta:editing-cycles>
    <meta:generator>LibreOffice/7.4.3.2$Windows_X86_64 LibreOffice_project/1048a8393ae2eeec98dff31b5c133c5f1d08b890</meta:generator>
    <meta:document-statistic meta:table-count="0" meta:image-count="0" meta:object-count="0" meta:page-count="1" meta:paragraph-count="11" meta:word-count="286" meta:character-count="2005" meta:non-whitespace-character-count="1729"/>
  </office:meta>
</office:document-meta>
</file>